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7d2" officeooo:paragraph-rsid="0000d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ctures</text:p>
      <text:p text:style-name="P1"/>
      <text:p text:style-name="P1">Single page Login and Creat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1-05T16:56:15.883000000</dc:date>
    <meta:editing-duration>PT4M57S</meta:editing-duration>
    <meta:editing-cycles>1</meta:editing-cycles>
    <meta:document-statistic meta:table-count="0" meta:image-count="0" meta:object-count="0" meta:page-count="1" meta:paragraph-count="2" meta:word-count="6" meta:character-count="36" meta:non-whitespace-character-count="32"/>
  </office:meta>
</office:document-meta>
</file>